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/>
      <text:p text:style-name="Preformatted_20_Text">Menus Mittagstisch KW 33 </text:p>
      <text:p text:style-name="Preformatted_20_Text">12. – 16. August 2024 </text:p>
      <text:p text:style-name="Preformatted_20_Text">Montag </text:p>
      <text:p text:style-name="Preformatted_20_Text">Dienstag </text:p>
      <text:p text:style-name="Preformatted_20_Text">Mittwoch </text:p>
      <text:p text:style-name="Preformatted_20_Text">Donnerstag </text:p>
      <text:p text:style-name="Preformatted_20_Text">Freitag </text:p>
      <text:p text:style-name="Preformatted_20_Text">Gehacktes </text:p>
      <text:p text:style-name="Preformatted_20_Text">Hörnli </text:p>
      <text:p text:style-name="Preformatted_20_Text">Apfelschnitz </text:p>
      <text:p text:style-name="Preformatted_20_Text">Rösti-Pastetli mit Fleischkügeli </text:p>
      <text:p text:style-name="Preformatted_20_Text">Gemüse </text:p>
      <text:p text:style-name="Preformatted_20_Text">Kein Mittagstisch </text:p>
      <text:p text:style-name="Preformatted_20_Text">Geschnetzeltes </text:p>
      <text:p text:style-name="Preformatted_20_Text">Schweinefleisch </text:p>
      <text:p text:style-name="Preformatted_20_Text">Paprikasauce </text:p>
      <text:p text:style-name="Preformatted_20_Text">Knöpfli </text:p>
      <text:p text:style-name="Preformatted_20_Text">Gemüse </text:p>
      <text:p text:style-name="Preformatted_20_Text">Schnitzel </text:p>
      <text:p text:style-name="Preformatted_20_Text">Pommes Frites Gemüse </text:p>
      <text:p text:style-name="Preformatted_20_Text">Salat </text:p>
      <text:p text:style-name="Preformatted_20_Text">Salat </text:p>
      <text:p text:style-name="Preformatted_20_Text"/>
      <text:p text:style-name="Preformatted_20_Text"><text:soft-page-break/>Salat </text:p>
      <text:p text:style-name="Preformatted_20_Text">Salat </text:p>
      <text:p text:style-name="Preformatted_20_Text"><text:s text:c="4"/>• Wir verwenden grundsätzlich Schweizerfleisch, Ausnahmen werden deklariert. </text:p>
      <text:p text:style-name="Preformatted_20_Text"><text:s text:c="4"/>• Über Allergene geben wir gerne Auskunft. </text:p>
      <text:p text:style-name="Preformatted_20_Text"><text:s text:c="4"/>• Änderungen bei den Menus bleiben vorbehalten. </text:p>
      <text:p text:style-name="Preformatted_20_Text">Romina Calabrò I Schulsekretariat I Schulhausweg 10 I 3324 Hindelbank schulsekretariat@schulehindelbank.ch I 034 411 27 62 I www.schulehindelbank.ch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2" meta:paragraph-count="29" meta:word-count="75" meta:character-count="623" meta:non-whitespace-character-count="534"/>
    <meta:generator>LibreOffice/7.6.7.2$Linux_X86_64 LibreOffice_project/60$Build-2</meta:generator>
  </office:meta>
</office:document-meta>
</file>